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91B36D21D131899C.png" manifest:media-type="image/png"/>
  <manifest:file-entry manifest:full-path="Pictures/100002010000008000000080B7F8D3D4D68ACF5C.png" manifest:media-type="image/png"/>
  <manifest:file-entry manifest:full-path="Pictures/1000020100000080000000804CBAA3E6935EFFBA.png" manifest:media-type="image/png"/>
  <manifest:file-entry manifest:full-path="Pictures/1000020100000080000000807FC8EB3DC20430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CJK KR Regular" svg:font-family="'Noto Sans CJK KR Regular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8.708cm" fo:margin-left="-0.208cm" fo:margin-top="0cm" fo:margin-bottom="0cm" style:page-number="auto" fo:break-before="page" table:align="left" style:writing-mode="lr-tb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17.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e5e5e5" fo:padding-left="0.208cm" fo:padding-right="0.191cm" fo:padding-top="0cm" fo:padding-bottom="0cm" fo:border="none">
        <style:background-image/>
      </style:table-cell-properties>
    </style:style>
    <style:style style:name="Tabela1.B2" style:family="table-cell">
      <style:table-cell-properties fo:background-color="#ffffff" fo:padding-left="0.208cm" fo:padding-right="0.191cm" fo:padding-top="0cm" fo:padding-bottom="0cm" fo:border="none">
        <style:background-image/>
      </style:table-cell-properties>
    </style:style>
    <style:style style:name="Tabela1.11" style:family="table-row">
      <style:table-row-properties style:min-row-height="0.019cm" fo:keep-together="auto"/>
    </style:style>
    <style:style style:name="Tabela2" style:family="table">
      <style:table-properties style:width="16.801cm" table:align="margins" style:writing-mode="lr-tb"/>
    </style:style>
    <style:style style:name="Tabela2.A" style:family="table-column">
      <style:table-column-properties style:column-width="5.106cm" style:rel-column-width="19918*"/>
    </style:style>
    <style:style style:name="Tabela2.B" style:family="table-column">
      <style:table-column-properties style:column-width="7.486cm" style:rel-column-width="29200*"/>
    </style:style>
    <style:style style:name="Tabela2.C" style:family="table-column">
      <style:table-column-properties style:column-width="4.209cm" style:rel-column-width="16417*"/>
    </style:style>
    <style:style style:name="Tabela2.A1" style:family="table-cell">
      <style:table-cell-properties style:vertical-align="middle" fo:padding="0.097cm" fo:border="none"/>
    </style:style>
    <style:style style:name="Tabela2.C1" style:family="table-cell">
      <style:table-cell-properties fo:padding="0.097cm" fo:border="none"/>
    </style:style>
    <style:style style:name="Tabela2.B2" style:family="table-cell">
      <style:table-cell-properties fo:padding="0.097cm" fo:border="none"/>
    </style:style>
    <style:style style:name="Tabela2.C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C3" style:family="table-cell">
      <style:table-cell-properties fo:padding="0.097cm" fo:border="none"/>
    </style:style>
    <style:style style:name="Tabela2.B4" style:family="table-cell">
      <style:table-cell-properties fo:padding="0.097cm" fo:border="none"/>
    </style:style>
    <style:style style:name="Tabela5" style:family="table">
      <style:table-properties style:width="11.502cm" fo:margin-left="0cm" fo:margin-right="0cm" table:align="margins" fo:background-color="transparent" style:writing-mode="lr-tb">
        <style:background-image/>
      </style:table-properties>
    </style:style>
    <style:style style:name="Tabela5.A" style:family="table-column">
      <style:table-column-properties style:column-width="1.111cm" style:rel-column-width="6331*"/>
    </style:style>
    <style:style style:name="Tabela5.B" style:family="table-column">
      <style:table-column-properties style:column-width="10.391cm" style:rel-column-width="59204*"/>
    </style:style>
    <style:style style:name="Tabela5.1" style:family="table-row">
      <style:table-row-properties style:min-row-height="0.829cm"/>
    </style:style>
    <style:style style:name="Tabela5.A1" style:family="table-cell">
      <style:table-cell-properties style:vertical-align="middle" fo:padding="0.199cm" fo:border="none"/>
    </style:style>
    <style:style style:name="Tabela5.2" style:family="table-row">
      <style:table-row-properties style:min-row-height="0.829cm" fo:background-color="transparent">
        <style:background-image/>
      </style:table-row-properties>
    </style:style>
    <style:style style:name="Tabela5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No_20_Spacing">
      <style:paragraph-properties fo:margin-top="0cm" fo:margin-bottom="0cm" loext:contextual-spacing="false" fo:line-height="100%"/>
    </style:style>
    <style:style style:name="P2" style:family="paragraph" style:parent-style-name="No_20_Spacing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No_20_Spacing">
      <style:paragraph-properties fo:margin-top="0cm" fo:margin-bottom="0cm" loext:contextual-spacing="false" fo:line-height="100%"/>
      <style:text-properties officeooo:paragraph-rsid="005cb505"/>
    </style:style>
    <style:style style:name="P4" style:family="paragraph" style:parent-style-name="No_20_Spacing">
      <style:paragraph-properties fo:margin-top="0cm" fo:margin-bottom="0cm" loext:contextual-spacing="false" fo:line-height="100%"/>
      <style:text-properties officeooo:paragraph-rsid="00360cc5"/>
    </style:style>
    <style:style style:name="P5" style:family="paragraph" style:parent-style-name="No_20_Spacing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No_20_Spacing">
      <style:paragraph-properties fo:margin-top="0cm" fo:margin-bottom="0cm" loext:contextual-spacing="false" fo:line-height="100%"/>
      <style:text-properties officeooo:paragraph-rsid="0060a51b"/>
    </style:style>
    <style:style style:name="P7" style:family="paragraph" style:parent-style-name="No_20_Spacing">
      <style:paragraph-properties fo:margin-top="0cm" fo:margin-bottom="0cm" loext:contextual-spacing="false" fo:line-height="100%"/>
      <style:text-properties officeooo:paragraph-rsid="004b8706"/>
    </style:style>
    <style:style style:name="P8" style:family="paragraph" style:parent-style-name="No_20_Spacing">
      <style:paragraph-properties fo:margin-top="0cm" fo:margin-bottom="0cm" loext:contextual-spacing="false" fo:line-height="100%"/>
      <style:text-properties fo:font-size="10pt" style:font-size-asian="10pt"/>
    </style:style>
    <style:style style:name="P9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10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officeooo:rsid="0049c75a" officeooo:paragraph-rsid="0049c75a" style:font-size-asian="10pt" style:font-style-asian="italic" style:font-weight-asian="bold" style:font-size-complex="10pt"/>
    </style:style>
    <style:style style:name="P11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10pt" fo:font-style="italic" officeooo:rsid="00285e68" officeooo:paragraph-rsid="003a23b0" style:font-size-asian="10pt" style:font-style-asian="italic"/>
    </style:style>
    <style:style style:name="P12" style:family="paragraph" style:parent-style-name="No_20_Spacing">
      <style:paragraph-properties fo:margin-top="0cm" fo:margin-bottom="0cm" loext:contextual-spacing="false" fo:line-height="100%"/>
      <style:text-properties fo:font-size="10pt" fo:font-style="italic" style:font-size-asian="10pt" style:font-style-asian="italic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style:font-name="Calibri1" fo:font-size="10pt" fo:font-weight="bold" style:font-size-asian="10pt" style:font-weight-asian="bold" style:font-size-complex="10pt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fo:font-size="12pt" fo:font-weight="bold" style:font-size-asian="12pt" style:font-weight-asian="bold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3bd01b" officeooo:paragraph-rsid="003bd01b" style:font-size-asian="12pt" style:font-weight-asian="bold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70f6e7" officeooo:paragraph-rsid="0070f6e7" style:font-size-asian="12pt" style:font-weight-asian="bold"/>
    </style:style>
    <style:style style:name="P18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P1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2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21" style:family="paragraph" style:parent-style-name="Table_20_Contents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22" style:family="paragraph" style:parent-style-name="Table_20_Contents">
      <style:paragraph-properties fo:margin-top="0cm" fo:margin-bottom="0cm" loext:contextual-spacing="false" fo:line-height="0.353cm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23" style:family="paragraph" style:parent-style-name="Table_20_Contents">
      <style:paragraph-properties fo:margin-top="0cm" fo:margin-bottom="0cm" loext:contextual-spacing="false" fo:line-height="0.353cm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24" style:family="paragraph" style:parent-style-name="No_20_Spacing">
      <style:paragraph-properties fo:margin-top="0cm" fo:margin-bottom="0cm" loext:contextual-spacing="false" fo:line-height="100%" fo:break-before="page"/>
      <style:text-properties officeooo:rsid="002bc9d9" officeooo:paragraph-rsid="002bc9d9"/>
    </style:style>
    <style:style style:name="P25" style:family="paragraph" style:parent-style-name="No_20_Spacing">
      <style:paragraph-properties fo:margin-left="1.249cm" fo:margin-right="0cm" fo:margin-top="0cm" fo:margin-bottom="0cm" loext:contextual-spacing="false" fo:line-height="100%" fo:text-indent="0cm" style:auto-text-indent="false"/>
      <style:text-properties fo:font-size="10pt" style:font-size-asian="10pt"/>
    </style:style>
    <style:style style:name="P26" style:family="paragraph" style:parent-style-name="No_20_Spacing">
      <style:text-properties fo:font-size="9pt" style:font-size-asian="9pt" style:font-size-complex="9pt"/>
    </style:style>
    <style:style style:name="P27" style:family="paragraph" style:parent-style-name="No_20_Spacing">
      <style:text-properties fo:font-size="9pt" officeooo:rsid="00634f7a" officeooo:paragraph-rsid="00634f7a" style:font-size-asian="9pt" style:font-size-complex="9pt"/>
    </style:style>
    <style:style style:name="P28" style:family="paragraph" style:parent-style-name="No_20_Spacing">
      <style:text-properties fo:font-size="9pt" officeooo:paragraph-rsid="004a5779" style:font-size-asian="9pt" style:font-size-complex="9pt"/>
    </style:style>
    <style:style style:name="P29" style:family="paragraph" style:parent-style-name="No_20_Spacing">
      <style:paragraph-properties fo:margin-top="0cm" fo:margin-bottom="0cm" loext:contextual-spacing="false" fo:line-height="100%"/>
    </style:style>
    <style:style style:name="P30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60a51b"/>
    </style:style>
    <style:style style:name="P31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4b8706"/>
    </style:style>
    <style:style style:name="P32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10pt" fo:font-style="italic" fo:font-weight="bold" officeooo:rsid="00266184" officeooo:paragraph-rsid="00266184" style:font-size-asian="10pt" style:font-style-asian="italic" style:font-weight-asian="bold" style:font-weight-complex="bold"/>
    </style:style>
    <style:style style:name="P33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fo:font-weight="bold" officeooo:rsid="002c8b31" officeooo:paragraph-rsid="002bc9d9" style:font-size-asian="10pt" style:font-style-asian="italic" style:font-weight-asian="bold" style:font-weight-complex="bold"/>
    </style:style>
    <style:style style:name="P34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officeooo:rsid="00285e68" officeooo:paragraph-rsid="00285e68" style:font-size-asian="10pt" style:font-style-asian="italic"/>
    </style:style>
    <style:style style:name="P35" style:family="paragraph" style:parent-style-name="No_20_Spacing">
      <style:paragraph-properties fo:margin-top="0cm" fo:margin-bottom="0cm" loext:contextual-spacing="false" fo:line-height="100%"/>
      <style:text-properties fo:font-size="10pt" officeooo:rsid="002bc9d9" officeooo:paragraph-rsid="0089e6cc" style:font-size-asian="10pt" style:font-size-complex="10pt"/>
    </style:style>
    <style:style style:name="P36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8aec41" style:font-size-asian="9pt" style:font-size-complex="9pt"/>
    </style:style>
    <style:style style:name="P37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89b553" style:font-size-asian="9pt" style:font-size-complex="9pt"/>
    </style:style>
    <style:style style:name="P38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89e6cc" style:font-size-asian="9pt" style:font-size-complex="9pt"/>
    </style:style>
    <style:style style:name="P39" style:family="paragraph" style:parent-style-name="No_20_Spacing">
      <style:paragraph-properties fo:margin-top="0cm" fo:margin-bottom="0cm" loext:contextual-spacing="false" fo:line-height="100%"/>
      <style:text-properties fo:font-size="9pt" style:font-size-asian="9pt" style:font-size-complex="9pt"/>
    </style:style>
    <style:style style:name="P40" style:family="paragraph" style:parent-style-name="No_20_Spacing" style:list-style-name="L3">
      <style:paragraph-properties fo:margin-top="0cm" fo:margin-bottom="0cm" loext:contextual-spacing="false" fo:line-height="100%" fo:text-align="justify" style:justify-single-word="false"/>
      <style:text-properties fo:font-size="9pt" officeooo:paragraph-rsid="00266184" style:font-size-asian="9pt" style:font-size-complex="9pt"/>
    </style:style>
    <style:style style:name="P41" style:family="paragraph" style:parent-style-name="No_20_Spacing" style:list-style-name="L4">
      <style:paragraph-properties fo:margin-top="0cm" fo:margin-bottom="0cm" loext:contextual-spacing="false" fo:line-height="100%"/>
      <style:text-properties fo:font-size="9pt" officeooo:paragraph-rsid="002bc9d9" style:font-size-asian="9pt" style:font-size-complex="9pt"/>
    </style:style>
    <style:style style:name="P42" style:family="paragraph" style:parent-style-name="No_20_Spacing" style:list-style-name="L4">
      <style:paragraph-properties fo:margin-top="0cm" fo:margin-bottom="0cm" loext:contextual-spacing="false" fo:line-height="100%"/>
      <style:text-properties fo:font-size="9pt" officeooo:rsid="00285e68" officeooo:paragraph-rsid="00285e68" style:font-size-asian="9pt" style:font-size-complex="9pt"/>
    </style:style>
    <style:style style:name="P43" style:family="paragraph" style:parent-style-name="No_20_Spacing">
      <style:paragraph-properties fo:margin-top="0cm" fo:margin-bottom="0cm" loext:contextual-spacing="false" fo:line-height="100%"/>
      <style:text-properties fo:font-size="9pt" fo:font-weight="bold" style:font-size-asian="9pt" style:font-weight-asian="bold" style:font-size-complex="9pt"/>
    </style:style>
    <style:style style:name="P44" style:family="paragraph" style:parent-style-name="No_20_Spacing">
      <style:paragraph-properties fo:margin-top="0cm" fo:margin-bottom="0cm" loext:contextual-spacing="false" fo:line-height="100%"/>
      <style:text-properties fo:font-size="9pt" fo:font-weight="bold" officeooo:rsid="003359bd" officeooo:paragraph-rsid="003359bd" style:font-size-asian="9pt" style:font-weight-asian="bold" style:font-size-complex="9pt"/>
    </style:style>
    <style:style style:name="P45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9pt" fo:font-style="italic" fo:font-weight="bold" officeooo:rsid="00266184" officeooo:paragraph-rsid="00266184" style:font-size-asian="9pt" style:font-style-asian="italic" style:font-weight-asian="bold" style:font-size-complex="9pt" style:font-weight-complex="bold"/>
    </style:style>
    <style:style style:name="P46" style:family="paragraph" style:parent-style-name="No_20_Spacing">
      <style:paragraph-properties fo:margin-top="0cm" fo:margin-bottom="0cm" loext:contextual-spacing="false" fo:line-height="100%"/>
      <style:text-properties fo:font-size="9pt" fo:font-style="italic" fo:font-weight="bold" officeooo:rsid="003359bd" officeooo:paragraph-rsid="003359bd" style:font-size-asian="9pt" style:font-style-asian="italic" style:font-weight-asian="bold" style:font-size-complex="9pt" style:font-style-complex="italic"/>
    </style:style>
    <style:style style:name="P47" style:family="paragraph" style:parent-style-name="No_20_Spacing">
      <style:paragraph-properties fo:margin-top="0cm" fo:margin-bottom="0cm" loext:contextual-spacing="false" fo:line-height="100%"/>
      <style:text-properties fo:font-size="9pt" fo:font-style="normal" fo:font-weight="normal" officeooo:rsid="003359bd" officeooo:paragraph-rsid="003359bd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90248e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8e73e9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5c21e5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80ae27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faed5" officeooo:paragraph-rsid="003faed5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f04d5" officeooo:paragraph-rsid="003f04d5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a23b0" officeooo:paragraph-rsid="003a23b0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266184" officeooo:paragraph-rsid="00266184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No_20_Spacing">
      <style:paragraph-properties fo:margin-top="0cm" fo:margin-bottom="0cm" loext:contextual-spacing="false" fo:line-height="100%"/>
      <style:text-properties style:font-name="Calibri1" fo:font-size="9pt" officeooo:paragraph-rsid="001f6532" style:font-size-asian="9pt" style:font-name-complex="Century Gothic" style:font-size-complex="9pt"/>
    </style:style>
    <style:style style:name="P57" style:family="paragraph" style:parent-style-name="No_20_Spacing">
      <style:paragraph-properties fo:margin-top="0cm" fo:margin-bottom="0cm" loext:contextual-spacing="false" fo:line-height="100%" fo:break-before="page"/>
      <style:text-properties officeooo:rsid="002bc9d9" officeooo:paragraph-rsid="002bc9d9"/>
    </style:style>
    <style:style style:name="P58" style:family="paragraph" style:parent-style-name="No_20_Spacing" style:list-style-name="L5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89b553" style:font-size-asian="9pt" style:font-size-complex="9pt"/>
    </style:style>
    <style:style style:name="P59" style:family="paragraph" style:parent-style-name="No_20_Spacing" style:list-style-name="L5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89e6cc" style:font-size-asian="9pt" style:font-size-complex="9pt"/>
    </style:style>
    <style:style style:name="P60" style:family="paragraph" style:parent-style-name="No_20_Spacing" style:list-style-name="L5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8aec41" style:font-size-asian="9pt" style:font-size-complex="9pt"/>
    </style:style>
    <style:style style:name="P61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  <style:text-properties fo:font-size="9pt" style:font-size-asian="9pt" style:font-size-complex="9pt"/>
    </style:style>
    <style:style style:name="P62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  <style:text-properties fo:font-size="9pt" fo:font-weight="bold" officeooo:rsid="0022f94d" style:font-size-asian="9pt" style:font-weight-asian="bold" style:font-size-complex="9pt"/>
    </style:style>
    <style:style style:name="T1" style:family="text">
      <style:text-properties fo:font-size="10pt" fo:font-style="italic" style:font-size-asian="10pt" style:font-style-asian="italic"/>
    </style:style>
    <style:style style:name="T2" style:family="text">
      <style:text-properties fo:font-size="10pt" fo:font-style="italic" officeooo:rsid="00266184" style:font-size-asian="10pt" style:font-style-asian="italic"/>
    </style:style>
    <style:style style:name="T3" style:family="text">
      <style:text-properties fo:font-size="10pt" fo:font-style="italic" officeooo:rsid="00634f7a" style:font-size-asian="10pt" style:font-style-asian="italic"/>
    </style:style>
    <style:style style:name="T4" style:family="text">
      <style:text-properties fo:font-size="10pt" fo:font-style="italic" fo:font-weight="bold" style:font-size-asian="10pt" style:font-style-asian="italic" style:font-weight-asian="bold"/>
    </style:style>
    <style:style style:name="T5" style:family="text">
      <style:text-properties fo:font-size="10pt" fo:font-style="italic" fo:font-weight="bold" style:font-size-asian="10pt" style:font-style-asian="italic" style:font-weight-asian="bold" style:font-weight-complex="bold"/>
    </style:style>
    <style:style style:name="T6" style:family="text">
      <style:text-properties fo:font-size="10pt" fo:font-style="italic" fo:font-weight="bold" officeooo:rsid="00266184" style:font-size-asian="10pt" style:font-style-asian="italic" style:font-weight-asian="bold" style:font-weight-complex="bold"/>
    </style:style>
    <style:style style:name="T7" style:family="text">
      <style:text-properties fo:font-size="10pt" fo:font-style="italic" fo:font-weight="bold" officeooo:rsid="002c8b31" style:font-size-asian="10pt" style:font-style-asian="italic" style:font-weight-asian="bold" style:font-weight-complex="bold"/>
    </style:style>
    <style:style style:name="T8" style:family="text">
      <style:text-properties fo:font-size="10pt" fo:font-style="italic" fo:font-weight="bold" officeooo:rsid="002bc9d9" style:font-size-asian="10pt" style:font-style-asian="italic" style:font-weight-asian="bold" style:font-weight-complex="bold"/>
    </style:style>
    <style:style style:name="T9" style:family="text">
      <style:text-properties fo:font-size="10pt" fo:font-style="italic" fo:font-weight="bold" officeooo:rsid="00696b1e" style:font-size-asian="10pt" style:font-style-asian="italic" style:font-weight-asian="bold" style:font-weight-complex="bold"/>
    </style:style>
    <style:style style:name="T10" style:family="text">
      <style:text-properties fo:font-size="10pt" fo:font-style="italic" fo:font-weight="bold" officeooo:rsid="007c85b2" style:font-size-asian="10pt" style:font-style-asian="italic" style:font-weight-asian="bold" style:font-weight-complex="bold"/>
    </style:style>
    <style:style style:name="T11" style:family="text">
      <style:text-properties fo:font-size="10pt" fo:font-style="italic" fo:font-weight="bold" officeooo:rsid="005c21e5" style:font-size-asian="10pt" style:font-style-asian="italic" style:font-weight-asian="bold" style:font-weight-complex="bold"/>
    </style:style>
    <style:style style:name="T12" style:family="text">
      <style:text-properties fo:font-size="10pt" fo:font-style="italic" fo:font-weight="bold" officeooo:rsid="0080ae27" style:font-size-asian="10pt" style:font-style-asian="italic" style:font-weight-asian="bold" style:font-weight-complex="bold"/>
    </style:style>
    <style:style style:name="T13" style:family="text">
      <style:text-properties fo:font-size="10pt" fo:font-style="italic" fo:font-weight="bold" officeooo:rsid="008e73e9" style:font-size-asian="10pt" style:font-style-asian="italic" style:font-weight-asian="bold" style:font-weight-complex="bold"/>
    </style:style>
    <style:style style:name="T14" style:family="text">
      <style:text-properties fo:font-size="10pt" fo:font-style="italic" fo:font-weight="bold" officeooo:rsid="0090248e" style:font-size-asian="10pt" style:font-style-asian="italic" style:font-weight-asian="bold" style:font-weight-complex="bold"/>
    </style:style>
    <style:style style:name="T15" style:family="text">
      <style:text-properties fo:font-size="10pt" fo:font-style="italic" fo:font-weight="bold" officeooo:rsid="00266184" style:font-size-asian="10pt" style:font-style-asian="italic" style:font-weight-asian="bold" style:font-style-complex="italic" style:font-weight-complex="bold"/>
    </style:style>
    <style:style style:name="T16" style:family="text">
      <style:text-properties fo:font-size="10pt" fo:font-style="italic" fo:font-weight="normal" officeooo:rsid="0031f18e" style:font-size-asian="10pt" style:font-style-asian="italic" style:font-weight-asian="normal" style:font-weight-complex="normal"/>
    </style:style>
    <style:style style:name="T17" style:family="text">
      <style:text-properties fo:font-size="10pt" style:font-size-asian="10pt"/>
    </style:style>
    <style:style style:name="T18" style:family="text">
      <style:text-properties fo:font-size="10pt" officeooo:rsid="004f670e" style:font-size-asian="10pt"/>
    </style:style>
    <style:style style:name="T19" style:family="text">
      <style:text-properties fo:font-size="10pt" fo:font-weight="bold" style:font-size-asian="10pt" style:font-weight-asian="bold"/>
    </style:style>
    <style:style style:name="T20" style:family="text">
      <style:text-properties fo:font-size="10pt" fo:font-weight="bold" officeooo:rsid="0022f94d" style:font-size-asian="10pt" style:font-weight-asian="bold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1f18e" style:font-style-asian="italic" style:font-weight-asian="normal" style:font-weight-complex="normal"/>
    </style:style>
    <style:style style:name="T23" style:family="text">
      <style:text-properties fo:font-style="italic" fo:font-weight="bold" style:font-style-asian="italic" style:font-weight-asian="bold" style:font-weight-complex="bold"/>
    </style:style>
    <style:style style:name="T24" style:family="text">
      <style:text-properties fo:font-style="italic" fo:font-weight="bold" officeooo:rsid="00266184" style:font-style-asian="italic" style:font-weight-asian="bold" style:font-weight-complex="bold"/>
    </style:style>
    <style:style style:name="T25" style:family="text">
      <style:text-properties fo:font-style="italic" fo:font-weight="bold" officeooo:rsid="005c21e5" style:font-style-asian="italic" style:font-weight-asian="bold" style:font-weight-complex="bold"/>
    </style:style>
    <style:style style:name="T26" style:family="text">
      <style:text-properties fo:font-style="italic" fo:font-weight="bold" officeooo:rsid="0090248e" style:font-style-asian="italic" style:font-weight-asian="bold" style:font-weight-complex="bold"/>
    </style:style>
    <style:style style:name="T27" style:family="text">
      <style:text-properties fo:font-style="italic" fo:font-weight="bold" officeooo:rsid="0080ae27" style:font-style-asian="italic" style:font-weight-asian="bold" style:font-weight-complex="bold"/>
    </style:style>
    <style:style style:name="T28" style:family="text">
      <style:text-properties fo:font-style="italic" fo:font-weight="bold" officeooo:rsid="008e73e9" style:font-style-asian="italic" style:font-weight-asian="bold" style:font-weight-complex="bold"/>
    </style:style>
    <style:style style:name="T29" style:family="text">
      <style:text-properties fo:font-style="italic" fo:font-weight="bold" officeooo:rsid="00696b1e" style:font-style-asian="italic" style:font-weight-asian="bold" style:font-weight-complex="bold"/>
    </style:style>
    <style:style style:name="T30" style:family="text">
      <style:text-properties fo:font-style="italic" fo:font-weight="bold" officeooo:rsid="007c85b2" style:font-style-asian="italic" style:font-weight-asian="bold" style:font-weight-complex="bold"/>
    </style:style>
    <style:style style:name="T31" style:family="text">
      <style:text-properties fo:font-style="italic" fo:font-weight="bold" officeooo:rsid="002c8b31" style:font-style-asian="italic" style:font-weight-asian="bold" style:font-weight-complex="bold"/>
    </style:style>
    <style:style style:name="T32" style:family="text">
      <style:text-properties fo:font-style="italic" fo:font-weight="bold" officeooo:rsid="002bc9d9" style:font-style-asian="italic" style:font-weight-asian="bold" style:font-weight-complex="bold"/>
    </style:style>
    <style:style style:name="T33" style:family="text">
      <style:text-properties fo:font-style="italic" fo:font-weight="bold" officeooo:rsid="00266184" style:font-style-asian="italic" style:font-weight-asian="bold" style:font-style-complex="italic" style:font-weight-complex="bold"/>
    </style:style>
    <style:style style:name="T34" style:family="text">
      <style:text-properties fo:font-style="italic" style:font-style-asian="italic"/>
    </style:style>
    <style:style style:name="T35" style:family="text">
      <style:text-properties fo:font-style="italic" officeooo:rsid="00266184" style:font-style-asian="italic"/>
    </style:style>
    <style:style style:name="T36" style:family="text">
      <style:text-properties fo:font-style="italic" officeooo:rsid="005c21e5" style:font-style-asian="italic"/>
    </style:style>
    <style:style style:name="T37" style:family="text">
      <style:text-properties fo:font-style="italic" officeooo:rsid="0090248e" style:font-style-asian="italic"/>
    </style:style>
    <style:style style:name="T38" style:family="text">
      <style:text-properties fo:font-style="italic" officeooo:rsid="0080ae27" style:font-style-asian="italic"/>
    </style:style>
    <style:style style:name="T39" style:family="text">
      <style:text-properties fo:font-style="italic" officeooo:rsid="008e73e9" style:font-style-asian="italic"/>
    </style:style>
    <style:style style:name="T40" style:family="text">
      <style:text-properties fo:font-style="italic" officeooo:rsid="00266184" style:font-style-asian="italic" style:font-style-complex="italic"/>
    </style:style>
    <style:style style:name="T41" style:family="text">
      <style:text-properties style:font-name="Calibri1" fo:font-size="10pt" fo:font-weight="normal" officeooo:rsid="001f6532" style:font-size-asian="10pt" style:font-weight-asian="normal" style:font-name-complex="Century Gothic" style:font-size-complex="10pt"/>
    </style:style>
    <style:style style:name="T42" style:family="text">
      <style:text-properties style:font-name="Calibri1" fo:font-size="10pt" fo:font-weight="normal" officeooo:rsid="004b8706" style:font-size-asian="10pt" style:font-weight-asian="normal" style:font-name-complex="Century Gothic" style:font-size-complex="10pt"/>
    </style:style>
    <style:style style:name="T43" style:family="text">
      <style:text-properties style:font-name="Calibri1" fo:font-size="10pt" fo:font-weight="normal" officeooo:rsid="004c42a6" style:font-size-asian="10pt" style:font-weight-asian="normal" style:font-name-complex="Century Gothic" style:font-size-complex="10pt"/>
    </style:style>
    <style:style style:name="T44" style:family="text">
      <style:text-properties style:font-name="Calibri1" fo:font-size="10pt" fo:font-weight="normal" officeooo:rsid="005cb505" style:font-size-asian="10pt" style:font-weight-asian="normal" style:font-name-complex="Century Gothic" style:font-size-complex="10pt" style:font-weight-complex="bold"/>
    </style:style>
    <style:style style:name="T45" style:family="text">
      <style:text-properties style:font-name="Calibri1" fo:font-size="10pt" fo:font-weight="normal" officeooo:rsid="005e51dc" style:font-size-asian="10pt" style:font-weight-asian="normal" style:font-name-complex="Century Gothic" style:font-size-complex="10pt" style:font-weight-complex="bold"/>
    </style:style>
    <style:style style:name="T46" style:family="text">
      <style:text-properties style:font-name="Calibri1" fo:font-size="10pt" fo:font-weight="normal" officeooo:rsid="0060a51b" style:font-size-asian="10pt" style:font-weight-asian="normal" style:font-name-complex="Century Gothic" style:font-size-complex="10pt" style:font-weight-complex="bold"/>
    </style:style>
    <style:style style:name="T47" style:family="text">
      <style:text-properties style:font-name="Calibri1" fo:font-size="10pt" fo:font-weight="normal" officeooo:rsid="0066f08e" style:font-size-asian="10pt" style:font-weight-asian="normal" style:font-name-complex="Century Gothic" style:font-size-complex="10pt" style:font-weight-complex="bold"/>
    </style:style>
    <style:style style:name="T48" style:family="text">
      <style:text-properties style:font-name="Calibri1" fo:font-size="10pt" fo:font-weight="normal" officeooo:rsid="006b07dc" style:font-size-asian="10pt" style:font-weight-asian="normal" style:font-name-complex="Century Gothic" style:font-size-complex="10pt" style:font-weight-complex="bold"/>
    </style:style>
    <style:style style:name="T49" style:family="text">
      <style:text-properties style:font-name="Calibri1" fo:font-size="10pt" fo:font-weight="normal" officeooo:rsid="0074dcf1" style:font-size-asian="10pt" style:font-weight-asian="normal" style:font-name-complex="Century Gothic" style:font-size-complex="10pt" style:font-weight-complex="bold"/>
    </style:style>
    <style:style style:name="T50" style:family="text">
      <style:text-properties style:font-name="Calibri1" fo:font-size="10pt" fo:font-weight="normal" officeooo:rsid="005cb505" style:font-size-asian="10pt" style:font-weight-asian="normal" style:font-name-complex="Century Gothic" style:font-size-complex="10pt"/>
    </style:style>
    <style:style style:name="T51" style:family="text">
      <style:text-properties style:font-name="Calibri1" fo:font-size="10pt" fo:font-weight="bold" officeooo:rsid="001f6532" style:font-size-asian="10pt" style:font-weight-asian="bold" style:font-name-complex="Century Gothic" style:font-size-complex="10pt" style:font-weight-complex="bold"/>
    </style:style>
    <style:style style:name="T52" style:family="text">
      <style:text-properties style:font-name="Calibri1" fo:font-size="10pt" fo:font-weight="bold" officeooo:rsid="005cb505" style:font-size-asian="10pt" style:font-weight-asian="bold" style:font-name-complex="Century Gothic" style:font-size-complex="10pt" style:font-weight-complex="bold"/>
    </style:style>
    <style:style style:name="T53" style:family="text">
      <style:text-properties style:font-name="Calibri1" fo:font-size="10pt" fo:font-style="italic" fo:font-weight="normal" officeooo:rsid="004b8706" style:font-size-asian="10pt" style:font-style-asian="italic" style:font-weight-asian="normal" style:font-name-complex="Century Gothic" style:font-size-complex="10pt" style:font-style-complex="italic"/>
    </style:style>
    <style:style style:name="T54" style:family="text">
      <style:text-properties style:font-name="Calibri1" fo:font-weight="bold" officeooo:rsid="0089b553" style:font-name-asian="Noto Sans CJK KR Regular" style:font-weight-asian="bold" style:font-name-complex="Noto Sans CJK KR Regular" style:font-weight-complex="bold"/>
    </style:style>
    <style:style style:name="T55" style:family="text">
      <style:text-properties style:font-name="Calibri1" fo:font-weight="bold" officeooo:rsid="0089e6cc" style:font-name-asian="Noto Sans CJK KR Regular" style:font-weight-asian="bold" style:font-name-complex="Noto Sans CJK KR Regular" style:font-weight-complex="bold"/>
    </style:style>
    <style:style style:name="T56" style:family="text">
      <style:text-properties style:font-name="Calibri1" fo:font-weight="bold" officeooo:rsid="008aec41" style:font-name-asian="Noto Sans CJK KR Regular" style:font-weight-asian="bold" style:font-name-complex="Noto Sans CJK KR Regular" style:font-weight-complex="bold"/>
    </style:style>
    <style:style style:name="T57" style:family="text">
      <style:text-properties style:font-name="Calibri1" fo:font-weight="bold" officeooo:rsid="001f6532" style:font-weight-asian="bold" style:font-name-complex="Century Gothic" style:font-weight-complex="bold"/>
    </style:style>
    <style:style style:name="T58" style:family="text">
      <style:text-properties style:font-name="Calibri1" fo:font-weight="bold" officeooo:rsid="005cb505" style:font-weight-asian="bold" style:font-name-complex="Century Gothic" style:font-weight-complex="bold"/>
    </style:style>
    <style:style style:name="T59" style:family="text">
      <style:text-properties style:font-name="Calibri1" style:font-name-asian="Noto Sans CJK KR Regular" style:font-name-complex="Noto Sans CJK KR Regular"/>
    </style:style>
    <style:style style:name="T60" style:family="text">
      <style:text-properties style:font-name="Calibri1" officeooo:rsid="0089e6cc" style:font-name-asian="Noto Sans CJK KR Regular" style:font-name-complex="Noto Sans CJK KR Regular"/>
    </style:style>
    <style:style style:name="T61" style:family="text">
      <style:text-properties style:font-name="Calibri1" fo:font-weight="normal" officeooo:rsid="001f6532" style:font-weight-asian="normal" style:font-name-complex="Century Gothic"/>
    </style:style>
    <style:style style:name="T62" style:family="text">
      <style:text-properties style:font-name="Calibri1" fo:font-weight="normal" officeooo:rsid="005cb505" style:font-weight-asian="normal" style:font-name-complex="Century Gothic"/>
    </style:style>
    <style:style style:name="T63" style:family="text">
      <style:text-properties style:font-name="Calibri1" fo:font-weight="normal" officeooo:rsid="0066f08e" style:font-weight-asian="normal" style:font-name-complex="Century Gothic" style:font-weight-complex="bold"/>
    </style:style>
    <style:style style:name="T64" style:family="text">
      <style:text-properties style:font-name="Calibri1" fo:font-weight="normal" officeooo:rsid="0074dcf1" style:font-weight-asian="normal" style:font-name-complex="Century Gothic" style:font-weight-complex="bold"/>
    </style:style>
    <style:style style:name="T65" style:family="text">
      <style:text-properties style:font-name="Calibri1" fo:font-weight="normal" officeooo:rsid="005cb505" style:font-weight-asian="normal" style:font-name-complex="Century Gothic" style:font-weight-complex="bold"/>
    </style:style>
    <style:style style:name="T66" style:family="text">
      <style:text-properties style:font-name="Calibri1" fo:font-weight="normal" officeooo:rsid="006b07dc" style:font-weight-asian="normal" style:font-name-complex="Century Gothic" style:font-weight-complex="bold"/>
    </style:style>
    <style:style style:name="T67" style:family="text">
      <style:text-properties style:font-name="Calibri1" fo:font-weight="normal" officeooo:rsid="005e51dc" style:font-weight-asian="normal" style:font-name-complex="Century Gothic" style:font-weight-complex="bold"/>
    </style:style>
    <style:style style:name="T68" style:family="text">
      <style:text-properties style:font-name="Calibri1" fo:font-weight="normal" officeooo:rsid="0060a51b" style:font-weight-asian="normal" style:font-name-complex="Century Gothic" style:font-weight-complex="bold"/>
    </style:style>
    <style:style style:name="T69" style:family="text">
      <style:text-properties style:font-name="Calibri1" fo:font-weight="normal" officeooo:rsid="004b8706" style:font-weight-asian="normal" style:font-name-complex="Century Gothic"/>
    </style:style>
    <style:style style:name="T70" style:family="text">
      <style:text-properties style:font-name="Calibri1" fo:font-weight="normal" officeooo:rsid="004c42a6" style:font-weight-asian="normal" style:font-name-complex="Century Gothic"/>
    </style:style>
    <style:style style:name="T71" style:family="text">
      <style:text-properties style:font-name="Calibri1" fo:font-size="9pt" fo:font-weight="normal" officeooo:rsid="001f6532" style:font-size-asian="9pt" style:font-weight-asian="normal" style:font-name-complex="Century Gothic" style:font-size-complex="9pt"/>
    </style:style>
    <style:style style:name="T72" style:family="text">
      <style:text-properties style:font-name="Calibri1" fo:font-size="9pt" fo:font-weight="normal" officeooo:rsid="005cb505" style:font-size-asian="9pt" style:font-weight-asian="normal" style:font-name-complex="Century Gothic" style:font-size-complex="9pt"/>
    </style:style>
    <style:style style:name="T73" style:family="text">
      <style:text-properties style:font-name="Calibri1" fo:font-size="9pt" fo:font-weight="normal" officeooo:rsid="0066f08e" style:font-size-asian="9pt" style:font-weight-asian="normal" style:font-name-complex="Century Gothic" style:font-size-complex="9pt" style:font-weight-complex="bold"/>
    </style:style>
    <style:style style:name="T74" style:family="text">
      <style:text-properties style:font-name="Calibri1" fo:font-size="9pt" fo:font-weight="normal" officeooo:rsid="0074dcf1" style:font-size-asian="9pt" style:font-weight-asian="normal" style:font-name-complex="Century Gothic" style:font-size-complex="9pt" style:font-weight-complex="bold"/>
    </style:style>
    <style:style style:name="T75" style:family="text">
      <style:text-properties style:font-name="Calibri1" fo:font-size="9pt" fo:font-weight="normal" officeooo:rsid="005cb505" style:font-size-asian="9pt" style:font-weight-asian="normal" style:font-name-complex="Century Gothic" style:font-size-complex="9pt" style:font-weight-complex="bold"/>
    </style:style>
    <style:style style:name="T76" style:family="text">
      <style:text-properties style:font-name="Calibri1" fo:font-size="9pt" fo:font-weight="normal" officeooo:rsid="006b07dc" style:font-size-asian="9pt" style:font-weight-asian="normal" style:font-name-complex="Century Gothic" style:font-size-complex="9pt" style:font-weight-complex="bold"/>
    </style:style>
    <style:style style:name="T77" style:family="text">
      <style:text-properties style:font-name="Calibri1" fo:font-size="9pt" fo:font-weight="normal" officeooo:rsid="005e51dc" style:font-size-asian="9pt" style:font-weight-asian="normal" style:font-name-complex="Century Gothic" style:font-size-complex="9pt" style:font-weight-complex="bold"/>
    </style:style>
    <style:style style:name="T78" style:family="text">
      <style:text-properties style:font-name="Calibri1" fo:font-size="9pt" fo:font-weight="normal" officeooo:rsid="0060a51b" style:font-size-asian="9pt" style:font-weight-asian="normal" style:font-name-complex="Century Gothic" style:font-size-complex="9pt" style:font-weight-complex="bold"/>
    </style:style>
    <style:style style:name="T79" style:family="text">
      <style:text-properties style:font-name="Calibri1" fo:font-size="9pt" fo:font-weight="normal" officeooo:rsid="004b8706" style:font-size-asian="9pt" style:font-weight-asian="normal" style:font-name-complex="Century Gothic" style:font-size-complex="9pt"/>
    </style:style>
    <style:style style:name="T80" style:family="text">
      <style:text-properties style:font-name="Calibri1" fo:font-size="9pt" fo:font-weight="normal" officeooo:rsid="004c42a6" style:font-size-asian="9pt" style:font-weight-asian="normal" style:font-name-complex="Century Gothic" style:font-size-complex="9pt"/>
    </style:style>
    <style:style style:name="T81" style:family="text">
      <style:text-properties style:font-name="Calibri1" fo:font-size="9pt" fo:font-weight="normal" officeooo:rsid="001f6532" style:font-size-asian="7.84999990463257pt" style:font-weight-asian="normal" style:font-name-complex="Century Gothic" style:font-size-complex="9pt"/>
    </style:style>
    <style:style style:name="T82" style:family="text">
      <style:text-properties style:font-name="Calibri1" fo:font-size="9pt" fo:font-weight="bold" officeooo:rsid="001f6532" style:font-size-asian="9pt" style:font-weight-asian="bold" style:font-name-complex="Century Gothic" style:font-size-complex="9pt" style:font-weight-complex="bold"/>
    </style:style>
    <style:style style:name="T83" style:family="text">
      <style:text-properties style:font-name="Calibri1" fo:font-size="9pt" fo:font-weight="bold" officeooo:rsid="005cb505" style:font-size-asian="9pt" style:font-weight-asian="bold" style:font-name-complex="Century Gothic" style:font-size-complex="9pt" style:font-weight-complex="bold"/>
    </style:style>
    <style:style style:name="T84" style:family="text">
      <style:text-properties style:font-name="Calibri1" fo:font-size="9pt" fo:font-style="italic" fo:font-weight="normal" officeooo:rsid="004b8706" style:font-size-asian="9pt" style:font-style-asian="italic" style:font-weight-asian="normal" style:font-name-complex="Century Gothic" style:font-size-complex="9pt" style:font-style-complex="italic"/>
    </style:style>
    <style:style style:name="T85" style:family="text">
      <style:text-properties style:font-name="Calibri1" fo:font-style="italic" fo:font-weight="normal" officeooo:rsid="004b8706" style:font-style-asian="italic" style:font-weight-asian="normal" style:font-name-complex="Century Gothic" style:font-style-complex="italic"/>
    </style:style>
    <style:style style:name="T86" style:family="text">
      <style:text-properties officeooo:rsid="0029b489"/>
    </style:style>
    <style:style style:name="T87" style:family="text">
      <style:text-properties officeooo:rsid="002de46c"/>
    </style:style>
    <style:style style:name="T88" style:family="text">
      <style:text-properties officeooo:rsid="003359bd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officeooo:rsid="0040b526"/>
    </style:style>
    <style:style style:name="T91" style:family="text">
      <style:text-properties officeooo:rsid="007500bc"/>
    </style:style>
    <style:style style:name="T92" style:family="text">
      <style:text-properties style:font-name="Noto Sans CJK KR Regular" style:font-name-asian="Noto Sans CJK KR Regular" style:font-name-complex="Noto Sans CJK KR Regular"/>
    </style:style>
    <style:style style:name="T93" style:family="text">
      <style:text-properties style:font-name="Noto Sans CJK KR Regular" officeooo:rsid="00830924" style:font-name-asian="Noto Sans CJK KR Regular" style:font-name-complex="Noto Sans CJK KR Regular"/>
    </style:style>
    <style:style style:name="T94" style:family="text">
      <style:text-properties style:font-name="Noto Sans CJK KR Regular" fo:font-weight="bold" officeooo:rsid="008aec41" style:font-name-asian="Noto Sans CJK KR Regular" style:font-weight-asian="bold" style:font-name-complex="Noto Sans CJK KR Regular" style:font-weight-complex="bold"/>
    </style:style>
    <style:style style:name="T95" style:family="text">
      <style:text-properties fo:font-weight="bold" style:font-weight-asian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07500bc" style:font-weight-asian="bold" style:font-weight-complex="bold"/>
    </style:style>
    <style:style style:name="T98" style:family="text">
      <style:text-properties fo:font-weight="bold" officeooo:rsid="00266184" style:font-weight-asian="bold" style:font-weight-complex="bold"/>
    </style:style>
    <style:style style:name="T99" style:family="text">
      <style:text-properties fo:font-weight="bold" officeooo:rsid="0022f94d" style:font-weight-asian="bold"/>
    </style:style>
    <style:style style:name="T100" style:family="text">
      <style:text-properties fo:font-weight="bold" officeooo:rsid="0089b553" style:font-name-asian="Noto Sans CJK KR Regular" style:font-weight-asian="bold" style:font-name-complex="Noto Sans CJK KR Regular" style:font-weight-complex="bold"/>
    </style:style>
    <style:style style:name="T101" style:family="text">
      <style:text-properties fo:font-weight="bold" officeooo:rsid="0089e6cc" style:font-name-asian="Noto Sans CJK KR Regular" style:font-weight-asian="bold" style:font-name-complex="Noto Sans CJK KR Regular" style:font-weight-complex="bold"/>
    </style:style>
    <style:style style:name="T102" style:family="text">
      <style:text-properties fo:font-weight="bold" officeooo:rsid="008aec41" style:font-name-asian="Noto Sans CJK KR Regular" style:font-weight-asian="bold" style:font-name-complex="Noto Sans CJK KR Regular" style:font-weight-complex="bold"/>
    </style:style>
    <style:style style:name="T103" style:family="text">
      <style:text-properties style:font-name-asian="Noto Sans CJK KR Regular" style:font-name-complex="Noto Sans CJK KR Regular"/>
    </style:style>
    <style:style style:name="T104" style:family="text">
      <style:text-properties officeooo:rsid="00830924" style:font-name-asian="Noto Sans CJK KR Regular" style:font-name-complex="Noto Sans CJK KR Regular"/>
    </style:style>
    <style:style style:name="T105" style:family="text">
      <style:text-properties officeooo:rsid="0089e6cc" style:font-name-asian="Noto Sans CJK KR Regular" style:font-name-complex="Noto Sans CJK KR Regular"/>
    </style:style>
    <style:style style:name="T106" style:family="text">
      <style:text-properties officeooo:rsid="008e73e9"/>
    </style:style>
    <style:style style:name="T107" style:family="text">
      <style:text-properties officeooo:rsid="0090248e"/>
    </style:style>
    <style:style style:name="T108" style:family="text">
      <style:text-properties officeooo:rsid="00266184"/>
    </style:style>
    <style:style style:name="T109" style:family="text">
      <style:text-properties officeooo:rsid="005c21e5"/>
    </style:style>
    <style:style style:name="T110" style:family="text">
      <style:text-properties officeooo:rsid="0080ae2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8.22cm" svg:y="5.487cm" svg:width="0.7cm" svg:height="0.7cm" draw:z-index="1">
        <draw:image xlink:href="Pictures/1000020100000080000000807FC8EB3DC20430F6.png" xlink:type="simple" xlink:show="embed" xlink:actuate="onLoad" loext:mime-type="image/png"/>
      </draw:frame>
      <draw:frame draw:style-name="fr2" draw:name="Figura3" text:anchor-type="page" text:anchor-page-number="1" svg:x="8.22cm" svg:y="6.302cm" svg:width="0.7cm" svg:height="0.7cm" draw:z-index="2">
        <draw:image xlink:href="Pictures/1000020100000080000000804CBAA3E6935EFFBA.png" xlink:type="simple" xlink:show="embed" xlink:actuate="onLoad" loext:mime-type="image/png"/>
      </draw:frame>
      <draw:frame draw:style-name="fr2" draw:name="Figura4" text:anchor-type="page" text:anchor-page-number="1" svg:x="8.23cm" svg:y="7.123cm" svg:width="0.7cm" svg:height="0.7cm" draw:z-index="3">
        <draw:image xlink:href="Pictures/10000201000000800000008091B36D21D131899C.png" xlink:type="simple" xlink:show="embed" xlink:actuate="onLoad" loext:mime-type="image/png"/>
      </draw:fram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5"/>
          </table:table-cell>
          <table:covered-table-cell/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>
                <table:table-cell table:style-name="Tabela2.A1" office:value-type="string">
                  <text:p text:style-name="P18">Alessandro Léo Kuntze</text:p>
                </table:table-cell>
                <table:table-cell table:style-name="Tabela2.A1" office:value-type="string">
                  <text:p text:style-name="P4"><text:span text:style-name="T3">24/10/1973</text:span><text:span text:style-name="T1">, Tubarão/SC, casado 1 filha</text:span></text:p>
                </table:table-cell>
                <table:table-cell table:style-name="Tabela2.C3" table:number-rows-spanned="3" office:value-type="string">
                  <text:p text:style-name="Table_20_Contents"/>
                </table:table-cell>
              </table:table-row>
              <table:table-row>
                <table:table-cell table:style-name="Tabela2.A1" office:value-type="string">
                  <text:p text:style-name="P9"/>
                </table:table-cell>
                <table:table-cell table:style-name="Tabela2.B2" office:value-type="string">
                  <text:p text:style-name="P12">Rua Nove de Março, 783, Apto. <text:span text:style-name="T86">54</text:span></text:p>
                  <text:p text:style-name="P12">Centro – Joinville – Santa Catarina</text:p>
                  <text:p text:style-name="P12">89.201-400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9"/>
                </table:table-cell>
                <table:table-cell table:style-name="Tabela2.B3" office:value-type="string">
                  <text:p text:style-name="P21"><draw:frame draw:style-name="fr3" draw:name="Figura5" text:anchor-type="paragraph" svg:x="4.018cm" svg:y="0.076cm" svg:width="0.7cm" svg:height="0.7cm" draw:z-index="0"><draw:image xlink:href="Pictures/100002010000008000000080B7F8D3D4D68ACF5C.png" xlink:type="simple" xlink:show="embed" xlink:actuate="onLoad" loext:mime-type="image/png"/></draw:frame><text:span text:style-name="T87">(</text:span>47) <text:span text:style-name="T88">9</text:span>9681-3833 Cel. TIM <text:s/></text:p>
                  <text:p text:style-name="P13">alkuntze@yahoo.com.br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10"/>
                </table:table-cell>
                <table:table-cell table:style-name="Tabela2.B4" table:number-columns-spanned="2" office:value-type="string">
                  <table:table table:name="Tabela5" table:style-name="Tabela5">
                    <table:table-column table:style-name="Tabela5.A"/>
                    <table:table-column table:style-name="Tabela5.B"/>
                    <table:table-row table:style-name="Tabela5.1">
                      <table:table-cell table:style-name="Tabela5.A1" office:value-type="string">
                        <text:p text:style-name="P20"/>
                      </table:table-cell>
                      <table:table-cell table:style-name="Tabela5.A1" office:value-type="string">
                        <text:p text:style-name="P19">https://www.linkedin.com/in/alessandro-léo-kuntze-19505a1a</text:p>
                      </table:table-cell>
                    </table:table-row>
                    <table:table-row table:style-name="Tabela5.2">
                      <table:table-cell table:style-name="Tabela5.A2" office:value-type="string">
                        <text:p text:style-name="P23"/>
                      </table:table-cell>
                      <table:table-cell table:style-name="Tabela5.A2" office:value-type="string">
                        <text:p text:style-name="P22"><text:s text:c="2"/>https://www.facebook.com/alessandro.kuntze</text:p>
                      </table:table-cell>
                    </table:table-row>
                    <table:table-row table:style-name="Tabela5.1">
                      <table:table-cell table:style-name="Tabela5.A1" office:value-type="string">
                        <text:p text:style-name="P20"/>
                      </table:table-cell>
                      <table:table-cell table:style-name="Tabela5.A1" office:value-type="string">
                        <text:p text:style-name="P19">https://github.com/alkuntze</text:p>
                      </table:table-cell>
                    </table:table-row>
                  </table:table>
                  <text:p text:style-name="Standard"/>
                </table:table-cell>
                <table:covered-table-cell/>
              </table:table-row>
            </table:table>
            <text:p text:style-name="Text_20_body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5">FORMAÇÃ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8"/>
            <text:p text:style-name="P1"><text:span text:style-name="T4">Área Profissional:</text:span><text:span text:style-name="T17"> <text:tab/>Tecnologia</text:span></text:p>
            <text:p text:style-name="P1"><text:span text:style-name="T4">Habilitação:</text:span><text:span text:style-name="T17"><text:tab/><text:tab/></text:span><text:span text:style-name="T18">Tecnólogo em Análise e Desenvolvimento de sistemas</text:span></text:p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5">FORMAÇÃO EDUCACIONAL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43"/>
            <text:p text:style-name="P43">Ensino Superior</text:p>
            <text:p text:style-name="P43"/>
            <text:p text:style-name="P46"><text:span text:style-name="T90">Junho</text:span>/201<text:span text:style-name="T90">9</text:span> - UNINTER - <text:span text:style-name="T89">Centro Universitário Internacional</text:span></text:p>
            <text:p text:style-name="P47">Curso Superior de Tecnologia em Análise e Desenvolvimento de Sistemas</text:p>
            <text:p text:style-name="P44">Titulação: <text:span text:style-name="T21">Tecnólogo em Análise e Desenvolvimento de Sistemas</text:span></text:p>
            <text:p text:style-name="P44"/>
            <text:p text:style-name="P43">Ensino Médio </text:p>
            <text:p text:style-name="P39">Colégio Coração de Jesus - Florianópolis/SC</text:p>
            <text:p text:style-name="P39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5">OBJETIV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26"/>
            <text:p text:style-name="P27">Área de desenvolvimento web.</text:p>
            <text:p text:style-name="P28"/>
            <text:p text:style-name="P26"/>
          </table:table-cell>
        </table:table-row>
        <table:table-row table:style-name="Tabela1.1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5">EXPERIÊNCIA</text:p>
          </table:table-cell>
        </table:table-row>
        <table:table-row table:style-name="Tabela1.1">
          <table:table-cell table:style-name="Tabela1.A1" office:value-type="string">
            <text:p text:style-name="P14"/>
          </table:table-cell>
          <table:table-cell table:style-name="Tabela1.B2" office:value-type="string">
            <text:p text:style-name="P3"><text:span text:style-name="Posição"><text:span text:style-name="T83">2007- Até o momento. - Orto Kuntze Laboratório de Prótese Odontológica.</text:span></text:span></text:p>
            <text:p text:style-name="P3"><text:span text:style-name="Posição"><text:span text:style-name="T71"><text:tab/></text:span></text:span><text:span text:style-name="Posição"><text:span text:style-name="T72">Sócio proprietário do laboratório de prótese odontológica Orto Kuntze.</text:span></text:span></text:p>
            <text:list xml:id="list1206791803" text:style-name="L1">
              <text:list-item>
                <text:list>
                  <text:list-item>
                    <text:p text:style-name="P30"><text:span text:style-name="Posição"><text:span text:style-name="T73">A</text:span></text:span><text:span text:style-name="Posição"><text:span text:style-name="T74">rquitetura, a</text:span></text:span><text:span text:style-name="Posição"><text:span text:style-name="T73">nálise e desenvolvimento do ERP </text:span></text:span><text:span text:style-name="Posição"><text:span text:style-name="T75">para o </text:span></text:span><text:span text:style-name="Posição"><text:span text:style-name="T73">laboratório</text:span></text:span><text:span text:style-name="Posição"><text:span text:style-name="T75">. Para isso utiliza</text:span></text:span><text:span text:style-name="Posição"><text:span text:style-name="T76">ndo</text:span></text:span><text:span text:style-name="Posição"><text:span text:style-name="T75"> as tecnologias:</text:span></text:span></text:p>
                    <text:list>
                      <text:list-item>
                        <text:p text:style-name="P30"><text:span text:style-name="Posição"><text:span text:style-name="T75"><text:s/>PHP 7.4, banco de dados MySQL/MariaDB, rodando em servidor </text:span></text:span><text:span text:style-name="Posição"><text:span text:style-name="T77">web </text:span></text:span><text:span text:style-name="Posição"><text:span text:style-name="T75">Apache </text:span></text:span><text:span text:style-name="Posição"><text:span text:style-name="T77">2,0 no sistema operacional Linux Kubuntu 16.04. </text:span></text:span><text:span text:style-name="Posição"><text:span text:style-name="T78">Usando uma template chamada AdminLTE para criar todo o ambiente. Este template é formado com Bootstrap e uso na versão 4.0. Além de HTML 5.0 e CSS 3.0.</text:span>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Posição"><text:span text:style-name="T78"/></text:span></text:p>
            <text:p text:style-name="P1"><text:span text:style-name="Posição"><text:span text:style-name="T82">2002-2006 – KM Education (Florianópolis): </text:span></text:span></text:p>
            <text:p text:style-name="P1"><text:span text:style-name="Posição"><text:span text:style-name="T71"><text:tab/>Programador; Desenvolvendo tecnologias para ambientes corporativos, utilizando a linguagem PHP com acesso a banco de dados (MySQL, Oracle, Postgree). </text:span></text:span></text:p>
            <text:list xml:id="list203641219840514" text:continue-numbering="true" text:style-name="L1">
              <text:list-item>
                <text:list>
                  <text:list-item>
                    <text:p text:style-name="P31"><text:span text:style-name="Posição"><text:span text:style-name="T79">Um dos principais trabalhos </text:span></text:span><text:span text:style-name="Posição"><text:span text:style-name="T80">foi</text:span></text:span><text:span text:style-name="Posição"><text:span text:style-name="T79"> o desenvolvimento do Ambiente Virtual de Aprendizagem para o Ministério das Cidades no projeto “</text:span></text:span><text:span text:style-name="Posição"><text:span text:style-name="T84">Capacitação em Mapeamento e <text:s/>Gerenciamento de Risco</text:span></text:span><text:span text:style-name="Posição"><text:span text:style-name="T79">”.</text:span></text:span></text:p>
                  </text:list-item>
                </text:list>
              </text:list-item>
            </text:list>
            <text:p text:style-name="P7"><text:span text:style-name="Posição"><text:span text:style-name="T79"/></text:span></text:p>
            <text:p text:style-name="P1"><text:span text:style-name="Posição"><text:span text:style-name="T82">2002 – EDS do Brasil (Florianópolis):</text:span></text:span><text:span text:style-name="Posição"><text:span text:style-name="T71"> </text:span></text:span></text:p>
            <text:p text:style-name="P1"><text:span text:style-name="Posição"><text:span text:style-name="T71"><text:tab/>Programador; Desenvolvimento de sistema de ERP, baseado na linguagem ASP com banco de dados Oracle.</text:span></text:span></text:p>
            <text:p text:style-name="P1"><text:span text:style-name="Posição"><text:span text:style-name="T71"><text:tab/>Desenvolvimento de um ERP da empresa GM em ASP com banco de dados Oracle.</text:span></text:span></text:p>
            <text:p text:style-name="P1"><text:span text:style-name="Posição"><text:span text:style-name="T71"/></text:span></text:p>
            <text:p text:style-name="P1"><text:span text:style-name="Posição"><text:span text:style-name="T82">2000-2002 – Gincana Premiada Entretenimentos Ltda. (Florianópolis):</text:span></text:span><text:span text:style-name="Posição"><text:span text:style-name="T71"> </text:span></text:span></text:p>
            <text:p text:style-name="P1"><text:span text:style-name="Posição"><text:span text:style-name="T71"><text:tab/>Programador; Empresa de entretenimento online, voltada a promoções virtuais customizáveis sobre uma base tecnológica moderna e flexível, baseado na linguagem ASP com banco de dados MS-SQL Server 2000.</text:span></text:span></text:p>
            <text:p text:style-name="P1"><text:span text:style-name="Posição"><text:span text:style-name="T71"><text:tab/>Desenvolvimento do ERP da empresa em Delphi.</text:span></text:span></text:p>
            <text:p text:style-name="P1"><text:span text:style-name="Posição"><text:span text:style-name="T71"><text:tab/>Primeiros contatos com a linguagem WEB ASP e banco de dados MS SQL Server 2000.</text:span></text:span></text:p>
            <text:p text:style-name="P1"><text:span text:style-name="Posição"><text:span text:style-name="T71"/></text:span></text:p>
            <text:p text:style-name="P1"><text:span text:style-name="Posição"><text:span text:style-name="T71"/></text:span></text:p>
            <text:p text:style-name="P1"><text:span text:style-name="Posição"><text:span text:style-name="T71"/></text:span></text:p>
            <text:p text:style-name="P1"><text:span text:style-name="Posição"><text:span text:style-name="T71"/></text:span></text:p>
            <text:p text:style-name="P1"><text:soft-page-break/><text:span text:style-name="Posição"><text:span text:style-name="T82">1999-2000 – Back Comunicações LTDA. (Florianópolis): </text:span></text:span></text:p>
            <text:p text:style-name="P1"><text:span text:style-name="Posição"><text:span text:style-name="T71"><text:tab/>Programador; Empresa voltada a divulgação das principais empresas catarinenses, nas <text:s/>mídias impressa e virtual(CD-Rom e internet).</text:span></text:span></text:p>
            <text:p text:style-name="P1"><text:span text:style-name="Posição"><text:span text:style-name="T71"><text:tab/>Desenvolvimento em Delphi da lista telefônica em CD</text:span></text:span></text:p>
            <text:p text:style-name="P1"><text:span text:style-name="Posição"><text:span text:style-name="T71"><text:tab/>Desenvolvimento de software para geração de página HTML com dados financeiros das prefeituras de SC.</text:span></text:span></text:p>
            <text:p text:style-name="P1"><text:span text:style-name="Posição"><text:span text:style-name="T71"/></text:span></text:p>
            <text:p text:style-name="P1"><text:span text:style-name="Posição"><text:span text:style-name="T82">1997 - 1998 - Estagio Prefeitura Municipal de São José /SC</text:span></text:span></text:p>
            <text:p text:style-name="P1"><text:span text:style-name="Posição"><text:span text:style-name="T71"><text:tab/>GAPLAN - Gabinete de Planejamento</text:span></text:span></text:p>
            <text:p text:style-name="P1"><text:span text:style-name="Posição"><text:span text:style-name="T71"/></text:span></text:p>
            <text:p text:style-name="P1"><text:span text:style-name="Posição"><text:span text:style-name="T82">03/06/96 - 02/12/96 - TELESC - Telecomunicações de Santa Catarina S/A</text:span></text:span></text:p>
            <text:p text:style-name="P1"><text:span text:style-name="Posição"><text:span text:style-name="T71"><text:tab/>Estágio de seis meses.</text:span></text:span></text:p>
            <text:p text:style-name="P1"><text:span text:style-name="Posição"><text:span text:style-name="T71"><text:tab/>Desenvolvimento de um software para cadastro do patrimônio de hardware da empresa. Esse software foi desenvolvido em Delphi 2.0 e banco de dados Paradox.</text:span></text:span></text:p>
            <text:p text:style-name="P1"><text:span text:style-name="Posição"><text:span text:style-name="T71"/></text:span></text:p>
            <text:p text:style-name="P1"><text:span text:style-name="Posição"><text:span text:style-name="T82">15/05/95 - 25/08/95 - Estágio - Magnum Comércio e Serviços em Informática</text:span></text:span></text:p>
            <text:p text:style-name="P1"><text:span text:style-name="Posição"><text:span text:style-name="T71"><text:tab/>Estágio de três meses. </text:span></text:span></text:p>
            <text:p text:style-name="P1"><text:span text:style-name="Posição"><text:span text:style-name="T71"><text:tab/>Suporte e montagem de hardware.</text:span></text:span></text:p>
            <text:p text:style-name="P1"><text:span text:style-name="Posição"><text:span text:style-name="T71"><text:tab/>Noções de rede Novell.</text:span></text:span></text:p>
            <text:p text:style-name="P1"><text:span text:style-name="Posição"><text:span text:style-name="T71"><text:tab/>Cabeamento de rede.</text:span></text:span></text:p>
            <text:p text:style-name="P56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LICENÇAS E CERTIFICADOS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B2" office:value-type="string">
            <text:list xml:id="list2861270612" text:style-name="L2">
              <text:list-header>
                <text:p text:style-name="P32"/>
              </text:list-header>
              <text:list-item>
                <text:p text:style-name="P48"><text:span text:style-name="T108">Curso </text:span><text:span text:style-name="T98">“Git Workflow”</text:span><text:span text:style-name="T108"> - </text:span><text:span text:style-name="T98">UpInside</text:span><text:span text:style-name="T108"> (30/05/2021 – Carga horária de 15 horas)</text:span></text:p>
              </text:list-item>
              <text:list-item>
                <text:p text:style-name="P49"><text:span text:style-name="T108">Curso </text:span><text:span text:style-name="T98">“Composer na Prática”</text:span><text:span text:style-name="T108"> - </text:span><text:span text:style-name="T98">UpInside</text:span><text:span text:style-name="T108"> (10/05/2021 – Carga horária de 10 horas)</text:span></text:p>
              </text:list-item>
              <text:list-item>
                <text:p text:style-name="P50"><text:span text:style-name="T108">Curso </text:span><text:span text:style-name="T98">“DevTools Essentials”</text:span><text:span text:style-name="T108"> - </text:span><text:span text:style-name="T98">UpInside</text:span><text:span text:style-name="T108"> (27/03/2021 – Carga horária de 15 horas)</text:span></text:p>
              </text:list-item>
              <text:list-item>
                <text:p text:style-name="P51"><text:span text:style-name="T108">Curso </text:span><text:span text:style-name="T98">“Curso Completo de Expressões Regulares”</text:span><text:span text:style-name="T108"> - </text:span><text:span text:style-name="T98">UDEMY</text:span><text:span text:style-name="T108"> (01/03/2021 – Carga horária de 3,5 horas)</text:span></text:p>
              </text:list-item>
              <text:list-item>
                <text:p text:style-name="P52"><text:span text:style-name="T108">C</text:span>urso <text:span text:style-name="T96">“Aprendendo terminal Linux pondo a mão na massa!”</text:span> - <text:span text:style-name="T96">UDEMY</text:span> (21/06/2019 – Carga horária de 2,5 horas)</text:p>
              </text:list-item>
              <text:list-item>
                <text:p text:style-name="P53"><text:span text:style-name="T108">C</text:span>urso <text:span text:style-name="T96">“ShellScript do Iniciante ao Avançado”</text:span> – <text:span text:style-name="T96">UDEMY</text:span> (16/06/2019 – Carga horária de 4,5 horas)</text:p>
              </text:list-item>
              <text:list-item>
                <text:p text:style-name="P54"><text:span text:style-name="T108">Curso </text:span><text:span text:style-name="T98">“Introdução a Linguagem Pyton”</text:span><text:span text:style-name="T108"> – Curso gratuito pela </text:span><text:span text:style-name="T98">UDEMY</text:span><text:span text:style-name="T108"> (19/05/2019 – Carga horária de 2 horas);</text:span></text:p>
              </text:list-item>
              <text:list-item>
                <text:p text:style-name="P55">Curso <text:span text:style-name="T96">“Oracle 10G”</text:span> – <text:span text:style-name="T96">Instituto Politécnico de Ensino a Distância IPED</text:span> (15/06/2014 – 14/07/2014 – Carga horária 100 horas);</text:p>
              </text:list-item>
            </text:list>
            <text:p text:style-name="P45"/>
            <text:list xml:id="list2704282451" text:style-name="L3">
              <text:list-item>
                <text:p text:style-name="P40"><text:span text:style-name="T29">V</text:span><text:span text:style-name="T24">enho me atualizando através de graduação finalizada em 2019 e cursos on-line na Udemy Academy </text:span><text:span text:style-name="T30">e UpInside Treinamentos</text:span><text:span text:style-name="T24">.</text:span></text:p>
              </text:list-item>
            </text:list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5">ATIVIDADES ADICIONAIS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25"/>
            <text:list xml:id="list2043003082" text:style-name="WWNum1">
              <text:list-item>
                <text:p text:style-name="P61"><text:span text:style-name="T99">Desenvolvimento de módulos administrativos para o gerenciamento de sites</text:span><text:span text:style-name="T95">.</text:span></text:p>
              </text:list-item>
              <text:list-item>
                <text:p text:style-name="P62">Construção e manutenção de banco de dados.</text:p>
              </text:list-item>
              <text:list-item>
                <text:p text:style-name="P61"><text:span text:style-name="T99">Desenvolvimento de sistema de mala direta para envio de e-mails promocionais</text:span><text:span text:style-name="T95">.</text:span></text:p>
              </text:list-item>
            </text:list>
            <text:p text:style-name="P25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5">OUTRAS INFORMAÇÕES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list xml:id="list925784497" text:style-name="L4">
              <text:list-header>
                <text:p text:style-name="P33"/>
              </text:list-header>
              <text:list-item>
                <text:p text:style-name="P41"><text:span text:style-name="T31">Sistema Operacional </text:span><text:span text:style-name="T32">LINUX </text:span><text:span text:style-name="T22">.</text:span></text:p>
              </text:list-item>
              <text:list-item>
                <text:p text:style-name="P42"><text:span text:style-name="T24">V</text:span><text:span text:style-name="T23">oluntário ADRA Internacional </text:span><text:span text:style-name="T34">.</text:span></text:p>
                <text:p text:style-name="P34"/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7">CONHECIMENT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24"/>
            <text:list xml:id="list3501134887" text:style-name="L5">
              <text:list-item>
                <text:p text:style-name="P58"><text:span text:style-name="T104">★★☆☆☆<text:tab/></text:span><text:span text:style-name="T100">Composer</text:span><text:span text:style-name="T103"><text:tab/>- </text:span><text:span text:style-name="T104"><text:s/></text:span><text:span text:style-name="T105">Básico</text:span><text:span text:style-name="T103"> </text:span></text:p>
              </text:list-item>
              <text:list-item>
                <text:p text:style-name="P59"><text:span text:style-name="T104">★★☆☆☆<text:tab/></text:span><text:span text:style-name="T101">Git/GitHub</text:span><text:span text:style-name="T103"><text:tab/>- </text:span><text:span text:style-name="T104"><text:s/></text:span><text:span text:style-name="T105">Básico</text:span><text:span text:style-name="T103"> </text:span></text:p>
              </text:list-item>
              <text:list-item>
                <text:p text:style-name="P60"><text:span text:style-name="T104">★★★☆☆<text:tab/></text:span><text:span text:style-name="T102">Apache 2.2</text:span><text:span text:style-name="T103"><text:tab/>- </text:span><text:span text:style-name="T104"><text:s/></text:span><text:span text:style-name="T103">Inter/Avançado </text:span></text:p>
              </text:list-item>
              <text:list-item>
                <text:p text:style-name="P36"><text:span text:style-name="T104">★★★★☆<text:tab/></text:span><text:span text:style-name="T96">PHP 5.4.3<text:tab/></text:span>- <text:span text:style-name="T104"><text:s/></text:span><text:span text:style-name="T103">Inter/</text:span>Avançado </text:p>
              </text:list-item>
              <text:list-item>
                <text:p text:style-name="P37"><text:span text:style-name="T104">★★★★☆<text:tab/></text:span><text:span text:style-name="T96">PHP 7.*</text:span><text:tab/><text:tab/>- <text:span text:style-name="T104"><text:s/></text:span>Inter/Avançado </text:p>
              </text:list-item>
              <text:list-item>
                <text:p text:style-name="P36"><text:span text:style-name="T104">★★★☆☆<text:tab/></text:span><text:span text:style-name="T102">HTML5<text:tab/><text:tab/></text:span>- <text:span text:style-name="T104"><text:s/></text:span>Intermediário </text:p>
              </text:list-item>
              <text:list-item>
                <text:p text:style-name="P36"><text:span text:style-name="T104">★★★☆☆<text:tab/></text:span><text:span text:style-name="T102">CSS3<text:tab/></text:span><text:tab/>- <text:span text:style-name="T104"><text:s/></text:span>Intermediário </text:p>
              </text:list-item>
              <text:list-item>
                <text:p text:style-name="P38"><text:span text:style-name="T104">★★★☆☆<text:tab/></text:span><text:span text:style-name="T96">SQL Server</text:span><text:tab/>- <text:span text:style-name="T104"><text:s/></text:span>Intermediário </text:p>
              </text:list-item>
              <text:list-item>
                <text:p text:style-name="P38"><text:span text:style-name="T104">★★★☆☆ <text:tab/></text:span><text:span text:style-name="T96">Oracle 8 e 9</text:span><text:tab/>- Intermediário </text:p>
              </text:list-item>
              <text:list-item>
                <text:p text:style-name="P38"><text:span text:style-name="T104">★★★☆☆<text:tab/></text:span><text:span text:style-name="T96">MySQL/MariaDB</text:span><text:tab/>- <text:span text:style-name="T104"><text:s/></text:span>Intermediário</text:p>
              </text:list-item>
              <text:list-item>
                <text:p text:style-name="P38"><text:span text:style-name="T104">★★★☆☆ <text:tab/></text:span><text:span text:style-name="T96">PostgreSQL</text:span><text:tab/>- Intermediário </text:p>
              </text:list-item>
              <text:list-item>
                <text:p text:style-name="P38"><text:span text:style-name="T104">★★★☆☆ <text:tab/></text:span><text:span text:style-name="T96">Jquery</text:span><text:tab/><text:tab/>- Intermediário </text:p>
              </text:list-item>
              <text:list-item>
                <text:p text:style-name="P38"><text:span text:style-name="T104">★★★☆☆<text:tab/></text:span><text:span text:style-name="T96">Bootstrap<text:tab/></text:span>- <text:span text:style-name="T104"><text:s/></text:span>Intermediário </text:p>
              </text:list-item>
              <text:list-item>
                <text:p text:style-name="P38"><text:span text:style-name="T104">★★★☆☆<text:tab/></text:span><text:span text:style-name="T97">Microsoft ASP</text:span><text:span text:style-name="T91"><text:tab/></text:span>- Intermediário </text:p>
              </text:list-item>
            </text:list>
            <text:p text:style-name="P35"/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CJK KR Regular" svg:font-family="'Noto Sans CJK KR Regular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fo:font-weight="bold"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Posição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22:51:00</meta:creation-date>
    <meta:initial-creator>Alessandro</meta:initial-creator>
    <dc:language>pt-BR</dc:language>
    <dc:date>2021-06-15T20:36:39.481277512</dc:date>
    <meta:editing-cycles>160</meta:editing-cycles>
    <meta:editing-duration>PT12H46M14S</meta:editing-duration>
    <meta:generator>LibreOffice/6.2.8.2$Linux_X86_64 LibreOffice_project/20$Build-2</meta:generator>
    <meta:document-statistic meta:table-count="3" meta:image-count="4" meta:object-count="0" meta:page-count="2" meta:paragraph-count="84" meta:word-count="695" meta:character-count="4782" meta:non-whitespace-character-count="4121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